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row>
          <mn>1.</mn>
          <mi>D</mi>
        </mrow>
      </msub>
      <mo stretchy="false">=</mo>
      <mrow>
        <mrow>
          <mfrac>
            <mrow>
              <mrow>
                <mrow>
                  <mo fence="true" stretchy="false">(</mo>
                  <mrow>
                    <mrow>
                      <msub>
                        <mi>v</mi>
                        <mrow>
                          <mn>2</mn>
                          <mi>D</mi>
                        </mrow>
                      </msub>
                      <mo stretchy="false">−</mo>
                      <msub>
                        <mi>v</mi>
                        <mrow>
                          <mn>1</mn>
                          <mi>D</mi>
                        </mrow>
                      </msub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x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  <mo stretchy="false">∗</mo>
                        <mrow>
                          <mo fence="true" stretchy="false">(</mo>
                          <mrow>
                            <mrow>
                              <msub>
                                <mi>v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v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stretchy="false">−</mo>
              <mrow>
                <mrow>
                  <mo fence="true" stretchy="false">(</mo>
                  <mrow>
                    <mrow>
                      <msub>
                        <mi>x</mi>
                        <mrow>
                          <mn>2</mn>
                          <mi>D</mi>
                        </mrow>
                      </msub>
                      <mo stretchy="false">−</mo>
                      <msub>
                        <mi>x</mi>
                        <mrow>
                          <mn>1</mn>
                          <mi>D</mi>
                        </mrow>
                      </msub>
                    </mrow>
                  </mrow>
                  <mo fence="true" stretchy="false">)</mo>
                </mrow>
                <mo stretchy="false">∗</mo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sub>
                                <mi>v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v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fence="true" stretchy="false">)</mo>
                  </mrow>
                </mrow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x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N</mi>
                <mo stretchy="false">/</mo>
                <mn>2</mn>
              </mrow>
            </msup>
          </mfrac>
          <mo stretchy="false">∗</mo>
          <mfrac>
            <mrow>
              <mi mathvariant="normal">Γ</mi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  <mrow>
              <msup>
                <mi>c</mi>
                <mn>2</mn>
              </msup>
              <mo stretchy="false">∗</mo>
              <mn>2</mn>
              <mo stretchy="false">∗</mo>
              <msup>
                <mi mathvariant="normal">π</mi>
                <mrow>
                  <mi>n</mi>
                  <mo stretchy="false">/</mo>
                  <mn>2</mn>
                </mrow>
              </msup>
            </mrow>
          </mfrac>
          <mo stretchy="false">∗</mo>
          <mrow>
            <mo fence="true" stretchy="false">(</mo>
            <mrow>
              <mrow>
                <mrow>
                  <mfrac>
                    <mn>1</mn>
                    <msub>
                      <mi mathvariant="normal">ϵ</mi>
                      <mn>0</mn>
                    </msub>
                  </mfrac>
                  <mo stretchy="false">∗</mo>
                  <msub>
                    <mi>q</mi>
                    <mn>1</mn>
                  </msub>
                  <mo stretchy="false">∗</mo>
                  <msub>
                    <mi>q</mi>
                    <mn>2</mn>
                  </msub>
                </mrow>
                <mo stretchy="false">−</mo>
                <mrow>
                  <mn>4</mn>
                  <mo stretchy="false">∗</mo>
                  <mi mathvariant="normal">π</mi>
                  <mo stretchy="false">∗</mo>
                  <mi>G</mi>
                  <mo stretchy="false">∗</mo>
                  <msub>
                    <mi>m</mi>
                    <mn>1</mn>
                  </msub>
                  <mo stretchy="false">∗</mo>
                  <msub>
                    <mi>m</mi>
                    <mn>2</mn>
                  </msub>
                </mrow>
              </mrow>
            </mrow>
            <mo fence="true" stretchy="false">)</mo>
          </mrow>
        </mrow>
        <mo stretchy="false">−</mo>
        <mrow>
          <mfrac>
            <mrow>
              <msub>
                <mi>x</mi>
                <mrow>
                  <mn>2</mn>
                  <mi>D</mi>
                </mrow>
              </msub>
              <mo stretchy="false">−</mo>
              <msub>
                <mi>x</mi>
                <mrow>
                  <mn>1</mn>
                  <mi>D</mi>
                </mrow>
              </msub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x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N</mi>
                <mo stretchy="false">/</mo>
                <mn>2</mn>
              </mrow>
            </msup>
          </mfrac>
          <mo stretchy="false">∗</mo>
          <mfrac>
            <mrow>
              <mi mathvariant="normal">Γ</mi>
              <mrow>
                <mo fence="true" stretchy="false">(</mo>
                <mrow>
                  <mrow>
                    <mi>N</mi>
                    <mo stretchy="false">/</mo>
                    <mn>2</mn>
                  </mrow>
                </mrow>
                <mo fence="true" stretchy="false">)</mo>
              </mrow>
            </mrow>
            <mrow>
              <mn>2</mn>
              <mo stretchy="false">∗</mo>
              <msup>
                <mi mathvariant="normal">π</mi>
                <mrow>
                  <mi>n</mi>
                  <mo stretchy="false">/</mo>
                  <mn>2</mn>
                </mrow>
              </msup>
            </mrow>
          </mfrac>
          <mo stretchy="false">∗</mo>
          <mrow>
            <mo fence="true" stretchy="false">(</mo>
            <mrow>
              <mrow>
                <mrow>
                  <mfrac>
                    <mn>1</mn>
                    <msub>
                      <mi mathvariant="normal">ϵ</mi>
                      <mn>0</mn>
                    </msub>
                  </mfrac>
                  <mo stretchy="false">∗</mo>
                  <msub>
                    <mi>q</mi>
                    <mn>1</mn>
                  </msub>
                  <mo stretchy="false">∗</mo>
                  <msub>
                    <mi>q</mi>
                    <mn>2</mn>
                  </msub>
                </mrow>
                <mo stretchy="false">−</mo>
                <mrow>
                  <mn>4</mn>
                  <mo stretchy="false">∗</mo>
                  <mi mathvariant="normal">π</mi>
                  <mo stretchy="false">∗</mo>
                  <mi>G</mi>
                  <mo stretchy="false">∗</mo>
                  <msub>
                    <mi>m</mi>
                    <mn>1</mn>
                  </msub>
                  <mo stretchy="false">∗</mo>
                  <msub>
                    <mi>m</mi>
                    <mn>2</mn>
                  </msub>
                </mrow>
              </mrow>
            </mrow>
            <mo fence="true" stretchy="false">)</mo>
          </mrow>
        </mrow>
      </mrow>
      <mo stretchy="false">=</mo>
      <mrow>
        <mfrac>
          <mrow>
            <mrow>
              <mrow>
                <mo fence="true" stretchy="false">(</mo>
                <mrow>
                  <mrow>
                    <msub>
                      <mi>v</mi>
                      <mrow>
                        <mn>2</mn>
                        <mi>D</mi>
                      </mrow>
                    </msub>
                    <mo stretchy="false">−</mo>
                    <msub>
                      <mi>v</mi>
                      <mrow>
                        <mn>1</mn>
                        <mi>D</mi>
                      </mrow>
                    </msub>
                  </mrow>
                </mrow>
                <mo fence="true" stretchy="false">)</mo>
              </mrow>
              <mo stretchy="false">∗</mo>
              <mrow>
                <munderover>
                  <mo stretchy="false">∑</mo>
                  <mrow>
                    <mi>d</mi>
                    <mo stretchy="false">=</mo>
                    <mn>1</mn>
                  </mrow>
                  <mi>N</mi>
                </munderover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row>
                                <mn>2</mn>
                                <mi>d</mi>
                              </mrow>
                            </msub>
                            <mo stretchy="false">−</mo>
                            <msub>
                              <mi>x</mi>
                              <mrow>
                                <mn>1</mn>
                                <mi>d</mi>
                              </mrow>
                            </msub>
                          </mrow>
                        </mrow>
                        <mo fence="true" stretchy="false">)</mo>
                      </mrow>
                      <mo stretchy="false">∗</mo>
                      <mrow>
                        <mo fence="true" stretchy="false">(</mo>
                        <mrow>
                          <mrow>
                            <msub>
                              <mi>v</mi>
                              <mrow>
                                <mn>2</mn>
                                <mi>d</mi>
                              </mrow>
                            </msub>
                            <mo stretchy="false">−</mo>
                            <msub>
                              <mi>v</mi>
                              <mrow>
                                <mn>1</mn>
                                <mi>d</mi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+</mo>
            <mrow>
              <mrow>
                <mo fence="true" stretchy="false">(</mo>
                <mrow>
                  <mrow>
                    <msub>
                      <mi>x</mi>
                      <mrow>
                        <mn>2</mn>
                        <mi>D</mi>
                      </mrow>
                    </msub>
                    <mo stretchy="false">−</mo>
                    <msub>
                      <mi>x</mi>
                      <mrow>
                        <mn>1</mn>
                        <mi>D</mi>
                      </mrow>
                    </msub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sup>
                      <mi>c</mi>
                      <mn>2</mn>
                    </msup>
                    <mo stretchy="false">+</mo>
                    <mrow>
                      <munderover>
                        <mo stretchy="false">∑</mo>
                        <mrow>
                          <mi>d</mi>
                          <mo stretchy="false">=</mo>
                          <mn>1</mn>
                        </mrow>
                        <mi>N</mi>
                      </munderover>
                      <mrow>
                        <mo fence="true" stretchy="false">(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sub>
                                    <mi>v</mi>
                                    <mrow>
                                      <mn>2</mn>
                                      <mi>d</mi>
                                    </mrow>
                                  </msub>
                                  <mo stretchy="false">−</mo>
                                  <msub>
                                    <mi>v</mi>
                                    <mrow>
                                      <mn>1</mn>
                                      <mi>d</mi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sup>
            <mrow>
              <mo fence="true" stretchy="false">(</mo>
              <mrow>
                <mrow>
                  <munderover>
                    <mo stretchy="false">∑</mo>
                    <mrow>
                      <mi>d</mi>
                      <mo stretchy="false">=</mo>
                      <mn>1</mn>
                    </mrow>
                    <mi>N</mi>
                  </munderover>
                  <mrow>
                    <mo fence="true" stretchy="false">(</mo>
                    <mrow>
                      <msup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row>
                                  <mn>2</mn>
                                  <mi>d</mi>
                                </mrow>
                              </msub>
                              <mo stretchy="false">−</mo>
                              <msub>
                                <mi>x</mi>
                                <mrow>
                                  <mn>1</mn>
                                  <mi>d</mi>
                                </mrow>
                              </msub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fence="true" stretchy="false">)</mo>
                  </mrow>
                </mrow>
              </mrow>
              <mo fence="true" stretchy="false">)</mo>
            </mrow>
            <mrow>
              <mi>N</mi>
              <mo stretchy="false">/</mo>
              <mn>2</mn>
            </mrow>
          </msup>
        </mfrac>
        <mo stretchy="false">∗</mo>
        <mfrac>
          <mrow>
            <mi mathvariant="normal">Γ</mi>
            <mrow>
              <mo fence="true" stretchy="false">(</mo>
              <mrow>
                <mrow>
                  <mi>N</mi>
                  <mo stretchy="false">/</mo>
                  <mn>2</mn>
                </mrow>
              </mrow>
              <mo fence="true" stretchy="false">)</mo>
            </mrow>
          </mrow>
          <mrow>
            <msup>
              <mi>c</mi>
              <mn>2</mn>
            </msup>
            <mo stretchy="false">∗</mo>
            <mn>2</mn>
            <mo stretchy="false">∗</mo>
            <msup>
              <mi mathvariant="normal">π</mi>
              <mrow>
                <mi>n</mi>
                <mo stretchy="false">/</mo>
                <mn>2</mn>
              </mrow>
            </msup>
          </mrow>
        </mfrac>
        <mo stretchy="false">∗</mo>
        <mrow>
          <mo fence="true" stretchy="false">(</mo>
          <mrow>
            <mrow>
              <mrow>
                <mfrac>
                  <mn>1</mn>
                  <msub>
                    <mi mathvariant="normal">ϵ</mi>
                    <mn>0</mn>
                  </msub>
                </mfrac>
                <mo stretchy="false">∗</mo>
                <msub>
                  <mi>q</mi>
                  <mn>1</mn>
                </msub>
                <mo stretchy="false">∗</mo>
                <msub>
                  <mi>q</mi>
                  <mn>2</mn>
                </msub>
              </mrow>
              <mo stretchy="false">−</mo>
              <mrow>
                <mn>4</mn>
                <mo stretchy="false">∗</mo>
                <mi mathvariant="normal">π</mi>
                <mo stretchy="false">∗</mo>
                <mi>G</mi>
                <mo stretchy="false">∗</mo>
                <msub>
                  <mi>m</mi>
                  <mn>1</mn>
                </msub>
                <mo stretchy="false">∗</mo>
                <msub>
                  <mi>m</mi>
                  <mn>2</mn>
                </msub>
              </mrow>
            </mrow>
          </mrow>
          <mo fence="true" stretchy="false">)</mo>
        </mrow>
      </mrow>
    </mrow>
    <annotation encoding="StarMath 5.0">F_1.D={(v_2D-v_1D)*sum from {d=1} to N ((x_2d-x_1d)*(v_2d-v_1d))-(x_2D-x_1D)*sum from {d=1} to N ((v_2d-v_1d)^2) }over{(sum from{d=1} to {N} ((x_2d-x_1d)^2))^{N/2}}*{{%iGAMMA(N/2)}over{c^2*2* %ipi^{n/2}}}*({1}over{%epsilon_0}*q_1*q_2-4*%pi*G*m_1*m_2)-{x_2D-x_1D}over{(sum from{d=1} to {N} ((x_2d-x_1d)^2))^{N/2}}*{{%iGAMMA(N/2)}over{2*%ipi^{n/2}}}*({1}over{%epsilon_0}*q_1*q_2-4*%pi*G*m_1*m_2)=
{(v_2D-v_1D)*sum from {d=1} to N ((x_2d-x_1d)*(v_2d-v_1d))+ (x_2D-x_1D)*(c^2+sum from {d=1} to N ((v_2d-v_1d)^2)) }over{(sum from{d=1} to {N} ((x_2d-x_1d)^2))^{N/2}}*{{%iGAMMA(N/2)}over{c^2*2* %ipi^{n/2}}}*({1}over{%epsilon_0}*q_1*q_2-4*%pi*G*m_1*m_2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33:47.933000000</meta:creation-date>
    <meta:generator>LibreOffice/4.2.3.3$Windows_x86 LibreOffice_project/882f8a0a489bc99a9e60c7905a60226254cb6ff0</meta:generator>
  </office:meta>
</office:document-meta>
</file>